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mpreture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эра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столетие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жгуч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летие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тьма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секунда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огнен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ьма</text:p>
          </table:table-cell>
          <table:table-cell office:value-type="string" calcext:value-type="string">
            <text:p>тысячелетие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ьма</text:p>
          </table:table-cell>
          <table:table-cell office:value-type="string" calcext:value-type="string">
            <text:p>неделя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тысячелетие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секунда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жарк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минута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мороз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столетие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жгучи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неделя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жгучи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минута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мороз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миллисекунда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жгуч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тысячелетие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ьма</text:p>
          </table:table-cell>
          <table:table-cell office:value-type="string" calcext:value-type="string">
            <text:p>миллисекунда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гнен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час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секунда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ьма</text:p>
          </table:table-cell>
          <table:table-cell office:value-type="string" calcext:value-type="string">
            <text:p>минута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эра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эра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огнен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столетие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жгуч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час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жарк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миллисекунда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жарки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екунда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ледяно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миллисекунда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мороз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миллисекунда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тысячелетие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тепл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минута</text:p>
          </table:table-cell>
        </table:table-row>
      </table:table>
      <table:table table:name="Лист2" table:style-name="ta1">
        <table:table-column table:style-name="co2" table:number-columns-repeated="7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4q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pio</text:p>
          </table:table-cell>
          <table:table-cell table:number-columns-repeated="4"/>
          <table:table-cell table:style-name="ce1" office:value-type="string" calcext:value-type="string">
            <text:p>u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oxi</text:p>
          </table:table-cell>
          <table:table-cell table:number-columns-repeated="4"/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iox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obi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obi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w</text:p>
          </table:table-cell>
          <table:table-cell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xom</text:p>
          </table:table-cell>
          <table:table-cell table:number-columns-repeated="6"/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pio</text:p>
          </table:table-cell>
          <table:table-cell table:number-columns-repeated="6"/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iox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bau</text:p>
          </table:table-cell>
          <table:table-cell table:number-columns-repeated="6"/>
          <table:table-cell table:style-name="ce1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ako</text:p>
          </table:table-cell>
          <table:table-cell table:number-columns-repeated="3"/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mue</text:p>
          </table:table-cell>
          <table:table-cell table:number-columns-repeated="4"/>
          <table:table-cell office:value-type="string" calcext:value-type="string">
            <text:p>u s c e</text:p>
          </table:table-cell>
          <table:table-cell/>
          <table:table-cell office:value-type="string" calcext:value-type="string">
            <text:p>use soc coe edu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ako</text:p>
          </table:table-cell>
          <table:table-cell table:number-columns-repeated="3"/>
          <table:table-cell office:value-type="string" calcext:value-type="string">
            <text:p>t a j w d z</text:p>
          </table:table-cell>
          <table:table-cell/>
          <table:table-cell office:value-type="string" calcext:value-type="string">
            <text:p>toy adv joy wed doz ze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ako</text:p>
          </table:table-cell>
          <table:table-cell table:number-columns-repeated="3"/>
          <table:table-cell office:value-type="string" calcext:value-type="string">
            <text:p>b f l</text:p>
          </table:table-cell>
          <table:table-cell/>
          <table:table-cell office:value-type="string" calcext:value-type="string">
            <text:p>buf fol lyb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oxi</text:p>
          </table:table-cell>
          <table:table-cell table:number-columns-repeated="4"/>
          <table:table-cell office:value-type="string" calcext:value-type="string">
            <text:p>h y r g p v q n</text:p>
          </table:table-cell>
          <table:table-cell/>
          <table:table-cell office:value-type="string" calcext:value-type="string">
            <text:p>hyd yor rou ger pov vec quo nau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p i o k x m</text:p>
          </table:table-cell>
          <table:table-cell/>
          <table:table-cell office:value-type="string" calcext:value-type="string">
            <text:p>pio iox oxi kos xom mu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z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rob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ako</text:p>
          </table:table-cell>
          <table:table-cell table:number-columns-repeated="3"/>
          <table:table-cell office:value-type="string" calcext:value-type="string">
            <text:p>a1 a2 a3</text:p>
          </table:table-cell>
          <table:table-cell/>
          <table:table-cell office:value-type="string" calcext:value-type="string">
            <text:p>ako tau 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tau</text:p>
          </table:table-cell>
          <table:table-cell table:number-columns-repeated="3"/>
          <table:table-cell office:value-type="string" calcext:value-type="string">
            <text:p>b1 b2 b3</text:p>
          </table:table-cell>
          <table:table-cell/>
          <table:table-cell office:value-type="string" calcext:value-type="string">
            <text:p>bau obi r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m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m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ako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obi</text:p>
          </table:table-cell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bau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iox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bau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kos</text:p>
          </table:table-cell>
          <table:table-cell table:number-columns-repeated="4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ako</text:p>
          </table:table-cell>
          <table:table-cell table:number-columns-repeated="3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oxi</text:p>
          </table:table-cell>
          <table:table-cell table:number-columns-repeated="4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x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t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zet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r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iox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 table:number-rows-repeated="104853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21:12:15.7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1:57:11.332000000</meta:creation-date>
    <dc:date>2019-05-05T22:00:05.927000000</dc:date>
    <meta:editing-duration>PT52M23S</meta:editing-duration>
    <meta:editing-cycles>27</meta:editing-cycles>
    <meta:generator>LibreOffice/6.0.5.2$Windows_x86 LibreOffice_project/54c8cbb85f300ac59db32fe8a675ff7683cd5a16</meta:generator>
    <meta:document-statistic meta:table-count="2" meta:cell-count="462" meta:object-count="0"/>
  </office:meta>
</office:document-meta>
</file>